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Cantarell" svg:font-family="Cantarell" style:font-pitch="variable"/>
    <style:font-face style:name="Cantarell Thin" svg:font-family="'Cantarell Thin'" style:font-pitch="variable"/>
    <style:font-face style:name="D050000L" svg:font-family="D050000L" style:font-pitch="variable"/>
    <style:font-face style:name="Fira Code" svg:font-family="'Fira Code'"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horus" svg:font-family="'TeX Gyre Chorus'"/>
    <style:font-face style:name="dsrom10" svg:font-family="dsrom10" style:font-pitch="variable"/>
    <style:font-face style:name="eufm10" svg:font-family="eufm10" style:font-pitch="variable"/>
    <style:font-face style:name="rsfs10" svg:font-family="rsfs10" style:font-pitch="variable"/>
  </office:font-face-decls>
  <office:automatic-styles>
    <style:style style:name="P1" style:family="paragraph" style:parent-style-name="Standard">
      <style:paragraph-properties fo:text-align="center" style:justify-single-word="false"/>
      <style:text-properties fo:font-size="28pt" fo:language="en" fo:country="US" officeooo:rsid="001a5af1" officeooo:paragraph-rsid="001a5af1" style:font-size-asian="28pt" style:font-size-complex="28pt"/>
    </style:style>
    <style:style style:name="P2" style:family="paragraph" style:parent-style-name="Standard">
      <style:paragraph-properties fo:text-align="center" style:justify-single-word="false"/>
      <style:text-properties fo:font-size="28pt" fo:language="en" fo:country="US" fo:font-style="normal" style:text-underline-style="solid" style:text-underline-width="auto" style:text-underline-color="font-color" fo:font-weight="bold" officeooo:rsid="001a5af1" officeooo:paragraph-rsid="001a5af1" fo:background-color="transparent" style:font-size-asian="28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style:text-properties fo:text-transform="capitalize" fo:color="#000000" loext:opacity="0%" style:text-line-through-style="none" style:text-line-through-type="none" style:text-position="super 58%" fo:font-size="40pt" fo:language="en" fo:country="US" fo:text-shadow="1pt 1pt" style:text-underline-style="solid" style:text-underline-width="auto" style:text-underline-color="font-color" fo:font-weight="bold" officeooo:rsid="001a5af1" officeooo:paragraph-rsid="001a5af1" fo:background-color="transparent" style:font-size-asian="40pt" style:font-weight-asian="bold" style:font-size-complex="40pt" style:font-weight-complex="600" text:display="none" style:text-overline-style="solid" style:text-overline-width="auto" style:text-overline-color="#000000"/>
    </style:style>
    <style:style style:name="P4" style:family="paragraph" style:parent-style-name="Standard">
      <style:paragraph-properties fo:text-align="center" style:justify-single-word="false"/>
      <style:text-properties style:font-name="Cantarell Thin" fo:font-size="28pt" fo:language="en" fo:country="US" fo:font-style="normal" fo:font-weight="normal" officeooo:rsid="001a5af1" officeooo:paragraph-rsid="001a5af1" style:font-size-asian="28pt" style:font-style-asian="normal" style:font-weight-asian="normal" style:font-size-complex="28pt" style:font-style-complex="normal" style:font-weight-complex="normal"/>
    </style:style>
    <style:style style:name="P5" style:family="paragraph" style:parent-style-name="Standard">
      <style:paragraph-properties fo:text-align="center" style:justify-single-word="false"/>
      <style:text-properties style:font-name="Cantarell Thin" fo:font-size="20pt" fo:language="en" fo:country="US" fo:font-style="normal" fo:font-weight="bold" officeooo:rsid="001a5af1" officeooo:paragraph-rsid="001a5af1" style:font-size-asian="17.5pt" style:font-style-asian="normal" style:font-weight-asian="bold" style:font-size-complex="20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text-transform="capitalize" fo:color="#000000" loext:opacity="82%" fo:text-shadow="1pt 1pt" style:text-overline-style="solid" style:text-overline-width="auto" style:text-overline-color="font-color"/>
    </style:style>
    <style:style style:name="T3" style:family="text">
      <style:text-properties fo:text-transform="capitalize" fo:color="#000000" loext:opacity="82%" fo:text-shadow="1pt 1pt" style:text-underline-style="solid" style:text-underline-width="auto" style:text-underline-color="font-color" style:text-overline-style="solid" style:text-overline-width="auto" style:text-overline-color="font-color"/>
    </style:style>
    <style:style style:name="T4" style:family="text">
      <style:text-properties fo:text-transform="capitalize" fo:color="#000000" loext:opacity="82%" fo:font-size="13pt" fo:text-shadow="1pt 1pt" style:font-size-asian="11.3500003814697pt" style:font-size-complex="13pt" style:text-overline-style="solid" style:text-overline-width="auto"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eech synthesizer</text:p>
      <text:p text:style-name="P2"><text:span text:style-name="T2">speech synthesizer </text:span></text:p>
      <text:p text:style-name="P1"/>
      <text:p text:style-name="P4"/>
      <text:p text:style-name="P5">I made a device that can make similar sounds to a person when exposed to it. Where it is necessary and how it is necessary. If it is combined with AI so that the AI itself learns to speak using this device, then with each new AI there will be a completely new accent and style of speech. This will personalize each robot!</text:p>
      <text:p text:style-name="P5"/>
      <text:p text:style-name="P5">Humanoid speech synthesis system for robot, computer. this is not a program - this device, by definition, is most suitable as "human vocal cords". Only now a person uses air to make a voice, and this device is electric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Cantarell" svg:font-family="Cantarell" style:font-pitch="variable"/>
    <style:font-face style:name="Cantarell Thin" svg:font-family="'Cantarell Thin'" style:font-pitch="variable"/>
    <style:font-face style:name="D050000L" svg:font-family="D050000L" style:font-pitch="variable"/>
    <style:font-face style:name="Fira Code" svg:font-family="'Fira Code'"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horus" svg:font-family="'TeX Gyre Chorus'"/>
    <style:font-face style:name="dsrom10" svg:font-family="dsrom10" style:font-pitch="variable"/>
    <style:font-face style:name="eufm10" svg:font-family="eufm10" style:font-pitch="variable"/>
    <style:font-face style:name="rsfs10" svg:font-family="rsfs10"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eX Gyre Chorus"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X Gyre Chorus"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eX Gyre Chorus" fo:font-family="'TeX Gyre Choru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eX Gyre Chorus" fo:font-family="'TeX Gyre Choru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eX Gyre Chorus" fo:font-family="'TeX Gyre Choru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22:39:07.568173838</meta:creation-date>
    <dc:date>2023-02-02T23:07:20.609066417</dc:date>
    <meta:editing-duration>PT28M14S</meta:editing-duration>
    <meta:editing-cycles>1</meta:editing-cycles>
    <meta:document-statistic meta:table-count="0" meta:image-count="0" meta:object-count="0" meta:page-count="1" meta:paragraph-count="3" meta:word-count="104" meta:character-count="562" meta:non-whitespace-character-count="460"/>
    <meta:generator>LibreOffice/7.4.4.2$Linux_X86_64 LibreOffice_project/40$Build-2</meta:generator>
  </office:meta>
</office:document-meta>
</file>